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5.075cm"/>
    </style:style>
    <style:style style:name="Tableau1.B" style:family="table-column">
      <style:table-column-properties style:column-width="11.329cm"/>
    </style:style>
    <style:style style:name="Tableau1.C" style:family="table-column">
      <style:table-column-properties style:column-width="9.28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paragraph-rsid="00091463" style:font-size-asian="16pt" style:font-size-complex="16pt"/>
    </style:style>
    <style:style style:name="P2" style:family="paragraph" style:parent-style-name="Standard">
      <style:text-properties officeooo:paragraph-rsid="00091463"/>
    </style:style>
    <style:style style:name="P3" style:family="paragraph" style:parent-style-name="Standard">
      <style:paragraph-properties fo:margin-left="1.251cm" fo:margin-right="0cm" fo:text-indent="0cm" style:auto-text-indent="false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paragraph-rsid="00091463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margin-left="1.251cm" fo:margin-right="0cm" fo:text-indent="0cm" style:auto-text-indent="false"/>
    </style:style>
    <style:style style:name="T1" style:family="text">
      <style:text-properties officeooo:rsid="0000bfc7"/>
    </style:style>
    <style:style style:name="T2" style:family="text">
      <style:text-properties officeooo:rsid="0002898a"/>
    </style:style>
    <style:style style:name="T3" style:family="text">
      <style:text-properties officeooo:rsid="00049ff1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05d07b"/>
    </style:style>
    <style:style style:name="T6" style:family="text">
      <style:text-properties officeooo:rsid="000770c9"/>
    </style:style>
    <style:style style:name="T7" style:family="text">
      <style:text-properties officeooo:rsid="00091463"/>
    </style:style>
    <style:style style:name="T8" style:family="text">
      <style:text-properties officeooo:rsid="000ae9aa"/>
    </style:style>
    <style:style style:name="T9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ompte rendu de la réunion de service</text:p>
      <text:p text:style-name="P1">du 15 Mars 2005</text:p>
      <text:p text:style-name="Standard"/>
      <text:p text:style-name="Standard"/>
      <text:p text:style-name="Standard"/>
      <text:p text:style-name="Standard"/>
      <text:p text:style-name="Standard">Participants :</text:p>
      <text:p text:style-name="P3">Mme L. DAUMIER (Secrétaire)</text:p>
      <text:p text:style-name="P3">M F. DAVID (Service comptabilité)</text:p>
      <text:p text:style-name="P3">M F. DUPRAT (Responsable du service commercial)</text:p>
      <text:p text:style-name="P3">Mme J. VERTIN (Responsable de la communication)</text:p>
      <text:p text:style-name="P3">Mme M. LAGHER (Responsable du département)</text:p>
      <text:p text:style-name="P3">M M. ZETIN (Responsable de la sécurité)</text:p>
      <text:p text:style-name="Standard"/>
      <text:p text:style-name="Standard">Excusés :</text:p>
      <text:p text:style-name="P3">Mme C. Batut-Hourquebie (DRH)</text:p>
      <text:p text:style-name="P2"><text:span text:style-name="T7"/></text:p>
      <text:p text:style-name="Standard">Thèmes abordés :</text:p>
      <text:p text:style-name="P7">Organisation d'un déjeuner</text:p>
      <text:p text:style-name="P7">Problème de vol de matériel</text:p>
      <text:p text:style-name="P3">Renseignement sur les VAE</text:p>
      <text:p text:style-name="P3"/>
      <text:p text:style-name="P2"><text:span text:style-name="T7">Rédacteur :</text:span></text:p>
      <text:p text:style-name="P4">M D. Coffinet (stagiaire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ext:soft-page-break/>
        <table:table-row>
          <table:table-cell table:style-name="Tableau1.A1" office:value-type="string">
            <text:p text:style-name="Table_20_Contents">Thèmes abordés</text:p>
          </table:table-cell>
          <table:table-cell table:style-name="Tableau1.A1" office:value-type="string">
            <text:p text:style-name="Table_20_Contents">Synthèse des débats </text:p>
          </table:table-cell>
          <table:table-cell table:style-name="Tableau1.C1" office:value-type="string">
            <text:p text:style-name="Table_20_Contents">Suite à donner</text:p>
          </table:table-cell>
        </table:table-row>
        <table:table-row>
          <table:table-cell table:style-name="Tableau1.A2" office:value-type="string">
            <text:p text:style-name="P5">Organisation d'un déjeuner</text:p>
          </table:table-cell>
          <table:table-cell table:style-name="Tableau1.A2" office:value-type="string">
            <text:p text:style-name="P5">Lancement du nouveau produit Isotoutpetit</text:p>
            <text:p text:style-name="P5">Description du produit : boite modulable et repliable. Pratique pour les randonnées, voyages...</text:p>
            <text:p text:style-name="P5">Campagne de publicité via des spots télé et des magazines professionnels. </text:p>
            <text:p text:style-name="P5">Communication : Une mascotte, petit mille-pattes Isotoutpetit. </text:p>
            <text:p text:style-name="P5">Cible du produit : spécialiste et grand publique.</text:p>
            <text:p text:style-name="P5">Petit déjeuner de lancement avec nos clients et des journalistes.</text:p>
            <text:p text:style-name="P5">Le <text:span text:style-name="T9">6 Avril</text:span> <text:span text:style-name="T8">l</text:span>ancement de la <text:span text:style-name="T9">campagne de publicité</text:span> et <text:span text:style-name="T9">petit déjeuner</text:span> de lancement.</text:p>
            <text:p text:style-name="P6">Nouveau traiteur retenu</text:p>
          </table:table-cell>
          <table:table-cell table:style-name="Tableau1.C2" office:value-type="string">
            <text:p text:style-name="P5">Organisation du petit déjeuner. (M M.ZETIN)</text:p>
            <text:p text:style-name="P5">Communiquer la liste des invités (M F. DUPRAT et M M. LAGHER)</text:p>
            <text:p text:style-name="P5">Contacter le traiteur et commencer les invitation<text:span text:style-name="T8">s</text:span> environ 50 personnes ( Mme L. DAUMIER et Mme J. VERTON)</text:p>
            <text:p text:style-name="P5"/>
          </table:table-cell>
        </table:table-row>
        <table:table-row>
          <table:table-cell table:style-name="Tableau1.A2" office:value-type="string">
            <text:p text:style-name="P5">Problème de vol de matériel</text:p>
          </table:table-cell>
          <table:table-cell table:style-name="Tableau1.A2" office:value-type="string">
            <text:p text:style-name="P5">Chiffré à environ 5000€</text:p>
            <text:p text:style-name="P5">Vols de jour dans trois salles de formations (en libre accès la journée) à un mois d'intervalle environ.</text:p>
            <text:p text:style-name="P5"><text:span text:style-name="T9">Mise en place de badge</text:span> pour sécuriser l'accès aux salles.</text:p>
          </table:table-cell>
          <table:table-cell table:style-name="Tableau1.C2" office:value-type="string">
            <text:p text:style-name="P5">Rechercher une société de sécurité et faire un devis ( M F. DAVID)</text:p>
            <text:p text:style-name="P5"/>
          </table:table-cell>
        </table:table-row>
        <table:table-row>
          <table:table-cell table:style-name="Tableau1.A2" office:value-type="string">
            <text:p text:style-name="P5">Renseignement sur les VAE</text:p>
          </table:table-cell>
          <table:table-cell table:style-name="Tableau1.A2" office:value-type="string">
            <text:p text:style-name="P5">Plusieurs salariés de l'entreprise intéressées.</text:p>
            <text:p text:style-name="P5"><text:span text:style-name="T9">Projet retenu</text:span>, démarche motivante.</text:p>
          </table:table-cell>
          <table:table-cell table:style-name="Tableau1.C2" office:value-type="string">
            <text:p text:style-name="P5">Rechercher un organisme accrédité pour les VAE. ( M F. DAVID)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7:37:34</meta:creation-date>
    <dc:date>2014-03-26T09:21:24</dc:date>
    <meta:editing-duration>PT53M45S</meta:editing-duration>
    <meta:editing-cycles>8</meta:editing-cycles>
    <meta:generator>LibreOffice/4.0.2.2$Linux_X86_64 LibreOffice_project/400m0$Build-2</meta:generator>
    <meta:document-statistic meta:table-count="1" meta:image-count="0" meta:object-count="0" meta:page-count="2" meta:paragraph-count="41" meta:word-count="268" meta:character-count="1688" meta:non-whitespace-character-count="1457"/>
  </office:meta>
</office:document-meta>
</file>